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iczba_20_odpowiedzi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odpowiedzi 1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 office:value-type="string" calcext:value-type="string">
            <text:p>Sygnatura czasowa</text:p>
          </table:table-cell>
          <table:table-cell table:style-name="ce1" office:value-type="string" calcext:value-type="string">
            <text:p>Ile lat doświadczenia masz w roli developera?</text:p>
          </table:table-cell>
          <table:table-cell table:style-name="ce1" office:value-type="string" calcext:value-type="string">
            <text:p>Jak oceniasz organizację warsztatów?</text:p>
          </table:table-cell>
          <table:table-cell table:style-name="ce1" office:value-type="string" calcext:value-type="string">
            <text:p>Jak oceniasz poziom merytoryczny warsztatów?</text:p>
          </table:table-cell>
          <table:table-cell table:style-name="ce1" office:value-type="string" calcext:value-type="string">
            <text:p>Czy wiedza z warsztatu przyda się Tobie w aktualnej pracy?</text:p>
          </table:table-cell>
          <table:table-cell table:style-name="ce1" office:value-type="string" calcext:value-type="string">
            <text:p>Czy poleciłbyś znajomym udział w kolejnym meetupie DDD?</text:p>
          </table:table-cell>
          <table:table-cell table:style-name="ce1" office:value-type="string" calcext:value-type="string">
            <text:p>Czego zabrakło w agendzie spotkania? Czy coś byś zmienił?</text:p>
          </table:table-cell>
          <table:table-cell table:style-name="ce1" office:value-type="string" calcext:value-type="string">
            <text:p>Jak często chciałbyś uczestniczyć w podobnych meetupach?</text:p>
          </table:table-cell>
          <table:table-cell table:style-name="ce1" office:value-type="string" calcext:value-type="string">
            <text:p>Jakie tematy chciałbyś zobaczyć na kolejnych spotkaniach?</text:p>
          </table:table-cell>
          <table:table-cell table:style-name="ce1" office:value-type="string" calcext:value-type="string">
            <text:p>Jak chciałbyś wpływać/pomagać meetupowi DDD?</text:p>
          </table:table-cell>
          <table:table-cell table:style-name="ce1" office:value-type="string" calcext:value-type="string">
            <text:p>(meta) co sądzisz o tej ankiecie?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10-03T15:41:26.398" calcext:value-type="date">
            <text:p>10/3/2022 15:41:26</text:p>
          </table:table-cell>
          <table:table-cell table:style-name="ce3" office:value-type="string" calcext:value-type="string">
            <text:p>10+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ak</text:p>
          </table:table-cell>
          <table:table-cell/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mapowanie kontekstów</text:p>
          </table:table-cell>
          <table:table-cell table:style-name="ce3" office:value-type="string" calcext:value-type="string">
            <text:p>Przez ankiety (takie jak te)</text:p>
          </table:table-cell>
          <table:table-cell table:style-name="ce3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10-03T15:57:15.363" calcext:value-type="date">
            <text:p>10/3/2022 15:57:15</text:p>
          </table:table-cell>
          <table:table-cell table:style-name="ce3" office:value-type="string" calcext:value-type="string">
            <text:p>10+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ak</text:p>
          </table:table-cell>
          <table:table-cell table:style-name="ce3" office:value-type="string" calcext:value-type="string">
            <text:p>Chyba niczego bym nie zmieniał. Wszystko było świetnie przygotowane.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Mały warsztat DDD. Po co i dlaczego?</text:p>
          </table:table-cell>
          <table:table-cell table:style-name="ce3" office:value-type="string" calcext:value-type="string">
            <text:p>Przez ankiety (takie jak te)</text:p>
          </table:table-cell>
          <table:table-cell table:style-name="ce3" office:value-type="string" calcext:value-type="string">
            <text:p>Dobry pomysł.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10-03T17:08:51.362" calcext:value-type="date">
            <text:p>10/3/2022 17:08:51</text:p>
          </table:table-cell>
          <table:table-cell table:style-name="ce3" office:value-type="string" calcext:value-type="string">
            <text:p>5 -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Tak</text:p>
          </table:table-cell>
          <table:table-cell/>
          <table:table-cell table:style-name="ce3" office:value-type="string" calcext:value-type="string">
            <text:p>1x w miesiącu</text:p>
          </table:table-cell>
          <table:table-cell/>
          <table:table-cell table:style-name="ce3" office:value-type="string" calcext:value-type="string">
            <text:p>Networking z prowadzącymi po spotkaniu, Grupę na facebooku</text:p>
          </table:table-cell>
          <table:table-cell table:style-name="ce3" office:value-type="string" calcext:value-type="string">
            <text:p>Spoko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10-03T17:54:50.164" calcext:value-type="date">
            <text:p>10/3/2022 17:54:50</text:p>
          </table:table-cell>
          <table:table-cell table:style-name="ce3" office:value-type="string" calcext:value-type="string">
            <text:p>3 - 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ak</text:p>
          </table:table-cell>
          <table:table-cell/>
          <table:table-cell table:style-name="ce3" office:value-type="string" calcext:value-type="string">
            <text:p>2x w miesiącu</text:p>
          </table:table-cell>
          <table:table-cell/>
          <table:table-cell table:style-name="ce3" office:value-type="string" calcext:value-type="string">
            <text:p>Networking z prowadzącymi po spotkaniu, Discord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2-10-03T21:23:29.754" calcext:value-type="date">
            <text:p>10/3/2022 21:23:30</text:p>
          </table:table-cell>
          <table:table-cell table:style-name="ce3" office:value-type="string" calcext:value-type="string">
            <text:p>5 -1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ak</text:p>
          </table:table-cell>
          <table:table-cell/>
          <table:table-cell table:style-name="ce3" office:value-type="string" calcext:value-type="string">
            <text:p>1x na kwartał</text:p>
          </table:table-cell>
          <table:table-cell/>
          <table:table-cell table:style-name="ce3" office:value-type="string" calcext:value-type="string">
            <text:p>Grupę na facebooku</text:p>
          </table:table-cell>
          <table:table-cell table:style-name="ce3" office:value-type="string" calcext:value-type="string">
            <text:p>:)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2-10-04T10:07:13.402" calcext:value-type="date">
            <text:p>10/4/2022 10:07:13</text:p>
          </table:table-cell>
          <table:table-cell table:style-name="ce3" office:value-type="string" calcext:value-type="string">
            <text:p>5 -10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ak</text:p>
          </table:table-cell>
          <table:table-cell table:style-name="ce3" office:value-type="string" calcext:value-type="string">
            <text:p>Starałbym się ograniczyć liczbę sucharów i komentarzy uczestników warsztatu, zwłaszcza na początku</text:p>
            <text:p/>
            <text:p>Fajnie by było, gdyby przy pracy w grupach było więcej czasu, a ktoś byłby facylitatorem grupy i pilnował porządku, bo przynajmniej w mojej grupie był dość mocny chaos</text:p>
          </table:table-cell>
          <table:table-cell table:style-name="ce3" office:value-type="string" calcext:value-type="string">
            <text:p>1x w miesiącu</text:p>
          </table:table-cell>
          <table:table-cell table:style-name="ce3" office:value-type="string" calcext:value-type="string">
            <text:p>kolejne użycie Event Stormingu, w innej domenie, z większym naciskiem na pracę w grupach</text:p>
          </table:table-cell>
          <table:table-cell table:style-name="ce3" office:value-type="string" calcext:value-type="string">
            <text:p>Networking z prowadzącymi po spotkaniu</text:p>
          </table:table-cell>
          <table:table-cell table:style-name="ce3" office:value-type="string" calcext:value-type="string">
            <text:p>jest git 👌</text:p>
          </table:table-cell>
          <table:table-cell table:number-columns-repeated="101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czba_20_odpowiedzi_20_1" style:display-name="PageStyle_Liczba odpowiedzi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" meta:object-count="0"/>
    <meta:generator>LibreOfficeDev/6.0.5.2$Linux_X86_64 LibreOffice_project/</meta:generator>
  </office:meta>
</office:document-meta>
</file>